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4cm" draw:textarea-horizontal-align="center" draw:textarea-vertical-align="middle" fo:padding-top="0.325cm" fo:padding-bottom="0.325cm" fo:padding-left="0.45cm" fo:padding-right="0.45cm"/>
    </style:style>
    <style:style style:name="gr2" style:family="graphic" style:parent-style-name="standard">
      <style:graphic-properties draw:stroke="none" svg:stroke-width="0.4cm" svg:stroke-color="#000000" draw:fill="none" draw:fill-color="#ffffff" fo:min-height="0.5cm" fo:padding-top="0.325cm" fo:padding-bottom="0.325cm" fo:padding-left="0.45cm" fo:padding-right="0.45cm"/>
    </style:style>
    <style:style style:name="gr3" style:family="graphic" style:parent-style-name="standard">
      <style:graphic-properties svg:stroke-width="0.4cm" draw:fill="solid" draw:fill-color="#000000" draw:textarea-horizontal-align="justify" draw:textarea-vertical-align="middle" draw:auto-grow-height="false" fo:padding-top="0.325cm" fo:padding-bottom="0.325cm" fo:padding-left="0.45cm" fo:padding-right="0.45cm"/>
    </style:style>
    <style:style style:name="gr4" style:family="graphic" style:parent-style-name="standard">
      <style:graphic-properties draw:stroke="dash" draw:stroke-dash="Fine_20_Dashed" svg:stroke-width="0.4cm" draw:textarea-horizontal-align="center" draw:textarea-vertical-align="middle" fo:padding-top="0.325cm" fo:padding-bottom="0.325cm" fo:padding-left="0.45cm" fo:padding-right="0.4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.5cm" svg:y1="3.15cm" svg:x2="9cm" svg:y2="3.15cm">
          <text:p/>
        </draw:line>
        <draw:line draw:style-name="gr1" draw:text-style-name="P1" draw:layer="layout" svg:x1="2.5cm" svg:y1="4.15cm" svg:x2="6.5cm" svg:y2="4.15cm">
          <text:p/>
        </draw:line>
        <draw:line draw:style-name="gr1" draw:text-style-name="P1" draw:layer="layout" svg:x1="2.5cm" svg:y1="8.15cm" svg:x2="7.5cm" svg:y2="8.15cm">
          <text:p/>
        </draw:line>
        <draw:line draw:style-name="gr1" draw:text-style-name="P1" draw:layer="layout" svg:x1="2.5cm" svg:y1="9.15cm" svg:x2="5cm" svg:y2="9.15cm">
          <text:p/>
        </draw:line>
        <draw:line draw:style-name="gr1" draw:text-style-name="P1" draw:layer="layout" svg:x1="2.5cm" svg:y1="10.15cm" svg:x2="9.5cm" svg:y2="10.15cm">
          <text:p/>
        </draw:line>
        <draw:frame draw:style-name="gr2" draw:layer="layout" svg:width="1.8cm" svg:height="1.362cm" svg:x="8.7cm" svg:y="2.5cm">
          <draw:text-box>
            <text:p>X1 </text:p>
          </draw:text-box>
        </draw:frame>
        <draw:frame draw:style-name="gr2" draw:layer="layout" svg:width="1.8cm" svg:height="1.362cm" svg:x="6.3cm" svg:y="3.45cm">
          <draw:text-box>
            <text:p>X2 </text:p>
          </draw:text-box>
        </draw:frame>
        <draw:custom-shape draw:style-name="gr3" draw:text-style-name="P1" draw:layer="layout" svg:width="0.5cm" svg:height="0.5cm" svg:x="2.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4.8cm" svg:height="1.362cm" svg:x="3.2cm" svg:y="1.5cm">
          <draw:text-box>
            <text:p>Base X </text:p>
          </draw:text-box>
        </draw:frame>
        <draw:line draw:style-name="gr4" draw:text-style-name="P1" draw:layer="layout" svg:x1="2.5cm" svg:y1="5.15cm" svg:x2="6.5cm" svg:y2="5.15cm">
          <text:p/>
        </draw:line>
        <draw:line draw:style-name="gr4" draw:text-style-name="P1" draw:layer="layout" svg:x1="2.5cm" svg:y1="6.15cm" svg:x2="8.5cm" svg:y2="6.15cm">
          <text:p/>
        </draw:line>
        <draw:line draw:style-name="gr4" draw:text-style-name="P1" draw:layer="layout" svg:x1="2.5cm" svg:y1="7.15cm" svg:x2="7.5cm" svg:y2="7.15cm">
          <text:p/>
        </draw:line>
        <draw:frame draw:style-name="gr2" draw:layer="layout" svg:width="5.6cm" svg:height="1.362cm" svg:x="5.9cm" svg:y="4.5cm">
          <draw:text-box>
            <text:p>X2 + Y1 - Y0</text:p>
          </draw:text-box>
        </draw:frame>
        <draw:frame draw:style-name="gr2" draw:layer="layout" svg:width="5.6cm" svg:height="1.362cm" svg:x="7.9cm" svg:y="5.5cm">
          <draw:text-box>
            <text:p>X2 + Y2 - Y0</text:p>
          </draw:text-box>
        </draw:frame>
        <draw:frame draw:style-name="gr2" draw:layer="layout" svg:width="5.6cm" svg:height="1.362cm" svg:x="6.9cm" svg:y="6.5cm">
          <draw:text-box>
            <text:p>X2 + Y3 - Y0</text:p>
          </draw:text-box>
        </draw:frame>
        <draw:frame draw:style-name="gr2" draw:layer="layout" svg:width="5.6cm" svg:height="1.362cm" svg:x="7.3cm" svg:y="7.5cm">
          <draw:text-box>
            <text:p>X3 + Y3 - Y0</text:p>
          </draw:text-box>
        </draw:frame>
        <draw:frame draw:style-name="gr2" draw:layer="layout" svg:width="5.6cm" svg:height="1.362cm" svg:x="4.8cm" svg:y="8.5cm">
          <draw:text-box>
            <text:p>X4 + Y3 - Y0</text:p>
          </draw:text-box>
        </draw:frame>
        <draw:frame draw:style-name="gr2" draw:layer="layout" svg:width="5.6cm" svg:height="1.362cm" svg:x="9.3cm" svg:y="9.5cm">
          <draw:text-box>
            <text:p>X5 + Y3 - Y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5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ulERR </meta:initial-creator>
    <meta:creation-date>2011-05-10T13:59:08</meta:creation-date>
    <dc:date>2011-05-10T17:12:42</dc:date>
    <dc:creator>rulERR </dc:creator>
    <meta:editing-duration>PT2H58M24S</meta:editing-duration>
    <meta:editing-cycles>2</meta:editing-cycles>
    <meta:generator>LibreOffice/3.3$Linux LibreOffice_project/330m19$Build-202</meta:generator>
    <meta:document-statistic meta:object-count="18"/>
  </office:meta>
</office:document-meta>
</file>